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wjjhP7zz0hq0PqWgZrLGLoZ1ZCxnr0fkWu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0:42:28.797890031</meta:creation-date>
    <dc:date>2023-12-21T10:42:48.719108154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